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8.132cm" fo:min-width="8.2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6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7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1cm" fo:min-width="3.8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3.433cm" fo:min-width="4.70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4.45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4.453cm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standard">
      <style:graphic-properties draw:fill-color="#b4c7dc" draw:textarea-horizontal-align="justify" draw:textarea-vertical-align="top" draw:auto-grow-height="false" fo:min-height="8.132cm" fo:min-width="9.2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1.6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91cm" fo:min-width="3.98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4.068cm" fo:min-width="4.70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4.453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top" draw:auto-grow-height="false" fo:min-height="6.227cm" fo:min-width="4.73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94cm" fo:min-width="2.02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418cm" fo:min-width="3.982cm"/>
      <style:paragraph-properties style:writing-mode="lr-tb"/>
    </style:style>
    <style:style style:name="gr17" style:family="graphic" style:parent-style-name="standard">
      <style:graphic-properties draw:stroke="none" draw:marker-start="" draw:fill="none" draw:textarea-horizontal-align="justify" draw:textarea-vertical-align="middle" draw:auto-grow-height="false" fo:min-height="1.306cm" fo:min-width="20.455cm" draw:shadow="hidden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top" draw:auto-grow-height="false" fo:min-height="1.909cm" fo:min-width="4.19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3.5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8.382cm" svg:x="1cm" svg:y="1cm">
          <text:p text:style-name="P1"><text:span text:style-name="T1">Mother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59cm" svg:height="1.016cm" svg:x="7.35cm" svg:y="2.651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286cm" svg:height="1.016cm" svg:x="7.223cm" svg:y="3.921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7.112cm" svg:height="2.54cm" svg:x="1.254cm" svg:y="6.588cm">
          <text:p text:style-name="P1"><text:span text:style-name="T1">CS</text:span></text:p>
          <text:p text:style-name="P1"><text:span text:style-name="T1">childPointers:</text:span></text:p>
          <text:p text:style-name="P1"><text:span text:style-name="T1">0x10_3000, add 0x10_0000</text:span></text:p>
          <text:p text:style-name="P1"><text:span text:style-name="T1">0x20_3000, add 0x20_000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layer="layout" svg:width="5.207cm" svg:height="3.683cm" svg:x="1.127cm" svg:y="1.889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4.953cm" svg:height="0.762cm" svg:x="1.254cm" svg:y="3.794cm">
          <text:p text:style-name="P3"><text:span text:style-name="T2">0x20_0000 – 0x2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" draw:id="id1" draw:layer="layout" svg:width="4.953cm" svg:height="0.762cm" svg:x="1.254cm" svg:y="2.778cm">
          <text:p text:style-name="P3"><text:span text:style-name="T2">0x10_0000 – 0x1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5" draw:id="id5" draw:layer="layout" svg:width="4.953cm" svg:height="0.635cm" svg:x="1.254cm" svg:y="4.81cm">
          <text:p text:style-name="P3"><text:span text:style-name="T2">0x3000 – 0x37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6.207cm" svg:y1="3.159cm" svg:x2="7.35cm" svg:y2="3.159cm" draw:start-shape="id1" draw:start-glue-point="1" draw:end-shape="id2" draw:end-glue-point="3" svg:d="M6207 3159h1143" svg:viewBox="0 0 1144 1">
          <text:p/>
        </draw:connector>
        <draw:connector draw:style-name="gr8" draw:text-style-name="P4" draw:layer="layout" draw:type="curve" svg:x1="6.207cm" svg:y1="4.175cm" svg:x2="7.223cm" svg:y2="4.429cm" draw:start-shape="id3" draw:start-glue-point="1" draw:end-shape="id4" svg:d="M6207 4175c762 0 254 254 1016 254" svg:viewBox="0 0 1017 255">
          <text:p/>
        </draw:connector>
        <draw:connector draw:style-name="gr8" draw:text-style-name="P4" draw:layer="layout" draw:type="curve" svg:x1="3.73cm" svg:y1="5.445cm" svg:x2="4.81cm" svg:y2="6.588cm" draw:start-shape="id5" draw:start-glue-point="2" draw:end-shape="id6" svg:d="M3730 5445c0 856 1080 285 1080 1143" svg:viewBox="0 0 1081 1144">
          <text:p/>
        </draw:connector>
        <draw:custom-shape draw:style-name="gr9" draw:text-style-name="P2" draw:layer="layout" svg:width="9.779cm" svg:height="8.382cm" svg:x="10.779cm" svg:y="1cm">
          <text:p text:style-name="P1"><text:span text:style-name="T1">Daughterbo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2.159cm" svg:height="1.143cm" svg:x="18.018cm" svg:y="2.397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2.159cm" svg:height="1.143cm" svg:x="18.018cm" svg:y="4.302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7.366cm" svg:height="2.54cm" svg:x="12.303cm" svg:y="6.461cm">
          <text:p text:style-name="P1"><text:span text:style-name="T1">CS</text:span></text:p>
          <text:p text:style-name="P1"><text:span text:style-name="T1">ancestorPointer: 0x3000</text:span></text:p>
          <text:p text:style-name="P1"><text:span text:style-name="T1">childPointers:</text:span></text:p>
          <text:p text:style-name="P1"><text:span text:style-name="T1">0x1_0000, add 0x1_0000</text:span></text:p>
          <text:p text:style-name="P1"><text:span text:style-name="T1">0x2_0000, add 0x2_000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1" xml:id="id13" draw:id="id13" draw:layer="layout" svg:width="5.207cm" svg:height="4.318cm" svg:x="11.287cm" svg:y="1.762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4.953cm" svg:height="1.016cm" svg:x="11.414cm" svg:y="3.794cm">
          <text:p text:style-name="P3"><text:span text:style-name="T2">0x2_0000 – 0x2_ffff</text:span></text:p>
          <text:p text:style-name="P3"><text:span text:style-name="T2">(0x12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7" draw:id="id7" draw:layer="layout" svg:width="4.953cm" svg:height="1.016cm" svg:x="11.414cm" svg:y="2.651cm">
          <text:p text:style-name="P3"><text:span text:style-name="T2">0x1_0000 – 0x1_ffff</text:span></text:p>
          <text:p text:style-name="P3"><text:span text:style-name="T2">(0x11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1" draw:id="id11" draw:layer="layout" svg:width="4.953cm" svg:height="1.016cm" svg:x="11.414cm" svg:y="4.937cm">
          <text:p text:style-name="P3"><text:span text:style-name="T2">0x3000 – 0x37ff</text:span></text:p>
          <text:p text:style-name="P3"><text:span text:style-name="T2">(0x10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16.367cm" svg:y1="3.159cm" svg:x2="18.018cm" svg:y2="2.968cm" draw:start-shape="id7" draw:start-glue-point="1" draw:end-shape="id8" draw:end-glue-point="3" svg:d="M16367 3159c1237 0 412-191 1651-191" svg:viewBox="0 0 1652 192">
          <text:p/>
        </draw:connector>
        <draw:connector draw:style-name="gr8" draw:text-style-name="P4" draw:layer="layout" draw:type="curve" svg:x1="16.367cm" svg:y1="4.302cm" svg:x2="18.018cm" svg:y2="4.873cm" draw:start-shape="id9" draw:start-glue-point="1" draw:end-shape="id10" svg:d="M16367 4302c1237 0 412 571 1651 571" svg:viewBox="0 0 1652 572">
          <text:p/>
        </draw:connector>
        <draw:connector draw:style-name="gr8" draw:text-style-name="P4" draw:layer="layout" draw:type="curve" svg:x1="11.414cm" svg:y1="5.445cm" svg:x2="13.039cm" svg:y2="7.731cm" draw:start-shape="id11" draw:end-shape="id12" draw:end-glue-point="6" svg:d="M11414 5445c-753 0-1565 2286 1625 2286" svg:viewBox="0 0 2308 2287">
          <text:p/>
        </draw:connector>
        <draw:connector draw:style-name="gr8" draw:text-style-name="P4" draw:layer="layout" draw:type="curve" svg:x1="9.509cm" svg:y1="3.159cm" svg:x2="11.287cm" svg:y2="3.921cm" draw:start-shape="id2" draw:end-shape="id13" svg:d="M9509 3159c1332 0 443 762 1778 762" svg:viewBox="0 0 1779 763">
          <text:p/>
        </draw:connector>
        <draw:custom-shape draw:style-name="gr14" draw:text-style-name="P5" draw:layer="layout" svg:width="5.239cm" svg:height="6.477cm" svg:x="21.701cm" svg:y="1cm">
          <text:p text:style-name="P3"><text:span text:style-name="T2">Single-hart</text:span></text:p>
          <text:p text:style-name="P3"><text:span text:style-name="T2">server processo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0.177cm" svg:y1="2.968cm" svg:x2="21.955cm" svg:y2="3.349cm" draw:start-shape="id8" draw:start-glue-point="1" draw:end-shape="id14" draw:end-glue-point="3" svg:d="M20177 2968c1332 0 443 381 1778 381" svg:viewBox="0 0 1779 382">
          <text:p/>
        </draw:connector>
        <draw:custom-shape draw:style-name="gr15" draw:text-style-name="P1" xml:id="id23" draw:id="id23" draw:layer="layout" svg:width="4.155cm" svg:height="1.944cm" svg:x="22.209cm" svg:y="5.279cm">
          <text:p text:style-name="P1"><text:span text:style-name="T1">CS</text:span></text:p>
          <text:p text:style-name="P1"><text:span text:style-name="T1">ancestorPointer:</text:span></text:p>
          <text:p text:style-name="P1"><text:span text:style-name="T1">0x300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layer="layout" svg:width="9.779cm" svg:height="8.382cm" svg:x="4.476cm" svg:y="9.763cm">
          <text:p text:style-name="P1"><text:span text:style-name="T1">Daughterbo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2.159cm" svg:height="1.143cm" svg:x="11.715cm" svg:y="11.16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2.159cm" svg:height="1.143cm" svg:x="11.715cm" svg:y="13.065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20" draw:id="id20" draw:layer="layout" svg:width="7.366cm" svg:height="2.667cm" svg:x="5.953cm" svg:y="15.224cm">
          <text:p text:style-name="P1"><text:span text:style-name="T1">CS</text:span></text:p>
          <text:p text:style-name="P1"><text:span text:style-name="T1">ancestorPointer: 0x3000</text:span></text:p>
          <text:p text:style-name="P1"><text:span text:style-name="T1">childPointers:</text:span></text:p>
          <text:p text:style-name="P1"><text:span text:style-name="T1">0x1_0000, add 0x1_0000</text:span></text:p>
          <text:p text:style-name="P1"><text:span text:style-name="T1">0x2_0000, add 0x2_000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4" draw:layer="layout" draw:type="curve" svg:x1="10.064cm" svg:y1="11.922cm" svg:x2="11.715cm" svg:y2="11.731cm" draw:start-shape="id15" draw:start-glue-point="1" draw:end-shape="id16" draw:end-glue-point="3" svg:d="M10064 11922c1237 0 412-191 1651-191" svg:viewBox="0 0 1652 192">
          <text:p/>
        </draw:connector>
        <draw:connector draw:style-name="gr8" draw:text-style-name="P4" draw:layer="layout" draw:type="curve" svg:x1="10.064cm" svg:y1="13.065cm" svg:x2="11.715cm" svg:y2="13.636cm" draw:start-shape="id17" draw:end-shape="id18" svg:d="M10064 13065c1237 0 412 571 1651 571" svg:viewBox="0 0 1652 572">
          <text:p/>
        </draw:connector>
        <draw:connector draw:style-name="gr8" draw:text-style-name="P4" draw:layer="layout" draw:type="curve" svg:x1="5.111cm" svg:y1="14.208cm" svg:x2="6.689cm" svg:y2="16.558cm" draw:start-shape="id19" draw:end-shape="id20" draw:end-glue-point="6" svg:d="M5111 14208c-753 0-1542 2350 1578 2350" svg:viewBox="0 0 2258 2351">
          <text:p/>
        </draw:connector>
        <draw:connector draw:style-name="gr8" draw:text-style-name="P4" draw:layer="layout" draw:type="curve" draw:line-skew="1.778cm" svg:x1="8.366cm" svg:y1="4.937cm" svg:x2="7.587cm" svg:y2="10.525cm" draw:start-shape="id4" draw:start-glue-point="2" draw:end-shape="id21" svg:d="M8366 4937c0 6858-779 4064-779 5588" svg:viewBox="0 0 780 5589">
          <text:p/>
        </draw:connector>
        <draw:custom-shape draw:style-name="gr17" draw:text-style-name="P7" draw:layer="layout" svg:width="20.955cm" svg:height="1.556cm" svg:x="2.27cm" svg:y="19.034cm">
          <text:p text:style-name="P6"><text:span text:style-name="T2">All memory accesses go through the motherboard bus.</text:span></text:p>
          <text:p text:style-name="P6"><text:span text:style-name="T2">Addresses in parentheses are for the motherboard bus.</text:span></text:p>
          <text:p text:style-name="P6"><text:span text:style-name="T2">Hart ID translations are omitted to keep the figure concise.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21" draw:id="id21" draw:layer="layout" svg:width="5.207cm" svg:height="4.318cm" svg:x="4.984cm" svg:y="10.525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7" draw:id="id17" draw:layer="layout" svg:width="4.953cm" svg:height="1.016cm" svg:x="5.111cm" svg:y="12.557cm">
          <text:p text:style-name="P3"><text:span text:style-name="T2">0x2_0000 – 0x2_ffff</text:span></text:p>
          <text:p text:style-name="P3"><text:span text:style-name="T2">(0x22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5" draw:id="id15" draw:layer="layout" svg:width="4.953cm" svg:height="1.016cm" svg:x="5.111cm" svg:y="11.414cm">
          <text:p text:style-name="P3"><text:span text:style-name="T2">0x1_0000 – 0x1_ffff</text:span></text:p>
          <text:p text:style-name="P3"><text:span text:style-name="T2">(0x21_0000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9" draw:id="id19" draw:layer="layout" svg:width="4.953cm" svg:height="1.016cm" svg:x="5.111cm" svg:y="13.7cm">
          <text:p text:style-name="P3"><text:span text:style-name="T2">0x3000 – 0x37ff</text:span></text:p>
          <text:p text:style-name="P3"><text:span text:style-name="T2">(0x20_3000)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14" draw:id="id14" draw:layer="layout" svg:width="4.699cm" svg:height="2.159cm" svg:x="21.955cm" svg:y="2.27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22" draw:id="id22" draw:layer="layout" svg:width="4.064cm" svg:height="1.016cm" svg:x="22.336cm" svg:y="3.159cm">
          <text:p text:style-name="P3"><text:span text:style-name="T2">0x3000 – 0x37ff</text:span></text:p>
          <text:p text:style-name="P3"><text:span text:style-name="T2">(0x11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4.368cm" svg:y1="4.175cm" svg:x2="24.287cm" svg:y2="5.279cm" draw:start-shape="id22" draw:start-glue-point="2" draw:end-shape="id23" draw:end-glue-point="5" svg:d="M24368 4175c0 828-81 276-81 1104" svg:viewBox="0 0 82 1105">
          <text:p/>
        </draw:connector>
        <draw:custom-shape draw:style-name="gr14" draw:text-style-name="P5" draw:layer="layout" svg:width="5.239cm" svg:height="6.477cm" svg:x="21.701cm" svg:y="8.239cm">
          <text:p text:style-name="P3"><text:span text:style-name="T2">8-hart</text:span></text:p>
          <text:p text:style-name="P3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4.155cm" svg:height="1.944cm" svg:x="22.209cm" svg:y="12.518cm">
          <text:p text:style-name="P1"><text:span text:style-name="T1">CS</text:span></text:p>
          <text:p text:style-name="P1"><text:span text:style-name="T1">ancestorPointer:</text:span></text:p>
          <text:p text:style-name="P1"><text:span text:style-name="T1">0x300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1" xml:id="id29" draw:id="id29" draw:layer="layout" svg:width="4.699cm" svg:height="2.159cm" svg:x="21.955cm" svg:y="9.509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24" draw:id="id24" draw:layer="layout" svg:width="4.064cm" svg:height="1.016cm" svg:x="22.336cm" svg:y="10.398cm">
          <text:p text:style-name="P3"><text:span text:style-name="T2">0x3000 – 0x37ff</text:span></text:p>
          <text:p text:style-name="P3"><text:span text:style-name="T2">(0x21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4.368cm" svg:y1="11.414cm" svg:x2="24.287cm" svg:y2="12.518cm" draw:start-shape="id24" draw:start-glue-point="2" draw:end-shape="id25" draw:end-glue-point="5" svg:d="M24368 11414c0 828-81 276-81 1104" svg:viewBox="0 0 82 1105">
          <text:p/>
        </draw:connector>
        <draw:custom-shape draw:style-name="gr14" draw:text-style-name="P5" draw:layer="layout" svg:width="5.239cm" svg:height="6.477cm" svg:x="15.859cm" svg:y="12.176cm">
          <text:p text:style-name="P3"><text:span text:style-name="T2">8-hart</text:span></text:p>
          <text:p text:style-name="P3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27" draw:id="id27" draw:layer="layout" svg:width="4.155cm" svg:height="1.944cm" svg:x="16.367cm" svg:y="16.455cm">
          <text:p text:style-name="P1"><text:span text:style-name="T1">CS</text:span></text:p>
          <text:p text:style-name="P1"><text:span text:style-name="T1">ancestorPointer:</text:span></text:p>
          <text:p text:style-name="P1"><text:span text:style-name="T1">0x3000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1" xml:id="id28" draw:id="id28" draw:layer="layout" svg:width="4.699cm" svg:height="2.159cm" svg:x="16.113cm" svg:y="13.446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26" draw:id="id26" draw:layer="layout" svg:width="4.064cm" svg:height="1.016cm" svg:x="16.494cm" svg:y="14.335cm">
          <text:p text:style-name="P3"><text:span text:style-name="T2">0x3000 – 0x37ff</text:span></text:p>
          <text:p text:style-name="P3"><text:span text:style-name="T2">(0x22_3000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18.526cm" svg:y1="15.351cm" svg:x2="18.445cm" svg:y2="16.455cm" draw:start-shape="id26" draw:start-glue-point="2" draw:end-shape="id27" draw:end-glue-point="5" svg:d="M18526 15351c0 828-81 276-81 1104" svg:viewBox="0 0 82 1105">
          <text:p/>
        </draw:connector>
        <draw:connector draw:style-name="gr8" draw:text-style-name="P4" draw:layer="layout" draw:type="curve" svg:x1="13.874cm" svg:y1="13.636cm" svg:x2="16.113cm" svg:y2="14.525cm" draw:start-shape="id18" draw:end-shape="id28" draw:end-glue-point="3" svg:d="M13874 13636c1678 0 559 889 2239 889" svg:viewBox="0 0 2240 890">
          <text:p/>
        </draw:connector>
        <draw:connector draw:style-name="gr8" draw:text-style-name="P4" draw:layer="layout" draw:type="curve" svg:x1="13.874cm" svg:y1="11.731cm" svg:x2="21.955cm" svg:y2="10.588cm" draw:start-shape="id16" draw:start-glue-point="1" draw:end-shape="id29" draw:end-glue-point="3" svg:d="M13874 11731c6060 0 2020-1143 8081-1143" svg:viewBox="0 0 8082 114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9:31:14.433743211</meta:creation-date>
    <dc:date>2021-12-29T11:23:52.441824216</dc:date>
    <meta:editing-duration>PT35M29S</meta:editing-duration>
    <meta:editing-cycles>13</meta:editing-cycles>
    <meta:generator>LibreOffice/6.4.7.2$Linux_X86_64 LibreOffice_project/40$Build-2</meta:generator>
    <meta:document-statistic meta:object-count="54"/>
  </office:meta>
</office:document-meta>
</file>